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TigerDelegateImpl_150.extractAnnotations( MField dest , Field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TigerDelegateImpl_150.extractAnnotations( MParameter dest , Method src , int param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TigerDelegateImpl_150.populateAnnotationTypeIfNecessary( Class cd , MClass clazz , ReflectClass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TigerDelegateImpl_150.isEnum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TigerDelegateImpl_150.getEnclosingConstructor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TigerDelegateImpl_150.extractAnnotations( MClass dest , Class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TigerDelegateImpl_150.extractAnnotations( MConstructor dest , Constructor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TigerDelegateImpl_150.extractAnnotations( MParameter dest , Constructor src , int param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TigerDelegateImpl_150.getEnclosingMethod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TigerDelegateImpl_150.extractAnnotations( MMember dest , Method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